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5c5a"/>
    </style:style>
    <style:style style:name="P2" style:family="paragraph" style:parent-style-name="Text_20_body">
      <style:text-properties style:font-name="Andale Mono" fo:font-size="8pt" officeooo:rsid="000ba4f6" officeooo:paragraph-rsid="000ba4f6" style:font-size-asian="7pt" style:font-size-complex="8pt"/>
    </style:style>
    <style:style style:name="P3" style:family="paragraph" style:parent-style-name="Text_20_body">
      <style:text-properties style:font-name="Andale Mono" fo:font-size="8pt" officeooo:rsid="000ba4f6" officeooo:paragraph-rsid="000f5c5a" style:font-size-asian="7pt" style:font-size-complex="8pt"/>
    </style:style>
    <style:style style:name="P4" style:family="paragraph" style:parent-style-name="Table_20_Contents">
      <style:text-properties style:font-name="Andale Mono" fo:font-size="8pt" style:font-size-asian="8pt" style:font-size-complex="8pt"/>
    </style:style>
    <style:style style:name="P5" style:family="paragraph" style:parent-style-name="Table_20_Contents">
      <style:text-properties style:font-name="Andale Mono" fo:font-size="8pt" officeooo:rsid="000ba4f6" officeooo:paragraph-rsid="000ba4f6" style:font-size-asian="8pt" style:font-size-complex="8pt"/>
    </style:style>
    <style:style style:name="P6" style:family="paragraph" style:parent-style-name="Table_20_Contents">
      <style:text-properties style:font-name="Andale Mono" fo:font-size="8pt" officeooo:rsid="000ba4f6" officeooo:paragraph-rsid="000f5c5a" style:font-size-asian="8pt" style:font-size-complex="8pt"/>
    </style:style>
    <style:style style:name="P7" style:family="paragraph" style:parent-style-name="Table_20_Contents">
      <style:text-properties style:font-name="Andale Mono" fo:font-size="8pt" officeooo:rsid="000bc51e" officeooo:paragraph-rsid="000bc51e" style:font-size-asian="8pt" style:font-size-complex="8pt"/>
    </style:style>
    <style:style style:name="P8" style:family="paragraph" style:parent-style-name="Table_20_Contents">
      <style:text-properties style:font-name="Andale Mono" fo:font-size="8pt" officeooo:rsid="000bc51e" officeooo:paragraph-rsid="000f5c5a" style:font-size-asian="8pt" style:font-size-complex="8pt"/>
    </style:style>
    <style:style style:name="P9" style:family="paragraph" style:parent-style-name="Table_20_Contents">
      <style:text-properties style:font-name="Andale Mono" fo:font-size="8pt" officeooo:rsid="000df2c6" officeooo:paragraph-rsid="000df2c6" style:font-size-asian="8pt" style:font-size-complex="8pt"/>
    </style:style>
    <style:style style:name="P10" style:family="paragraph" style:parent-style-name="Table_20_Contents">
      <style:text-properties style:font-name="Andale Mono" fo:font-size="8pt" officeooo:rsid="000df2c6" officeooo:paragraph-rsid="000f283c" style:font-size-asian="8pt" style:font-size-complex="8pt"/>
    </style:style>
    <style:style style:name="P11" style:family="paragraph" style:parent-style-name="Table_20_Contents">
      <style:text-properties style:font-name="Andale Mono" fo:font-size="8pt" officeooo:rsid="000df2c6" officeooo:paragraph-rsid="000f5c5a" style:font-size-asian="8pt" style:font-size-complex="8pt"/>
    </style:style>
    <style:style style:name="P12" style:family="paragraph" style:parent-style-name="Table_20_Contents">
      <style:text-properties style:font-name="Andale Mono" fo:font-size="8pt" officeooo:rsid="000f283c" officeooo:paragraph-rsid="000f283c" style:font-size-asian="8pt" style:font-size-complex="8pt"/>
    </style:style>
    <style:style style:name="P13" style:family="paragraph" style:parent-style-name="Table_20_Contents">
      <style:text-properties style:font-name="Andale Mono" fo:font-size="8pt" officeooo:rsid="000f283c" officeooo:paragraph-rsid="000f5c5a" style:font-size-asian="8pt" style:font-size-complex="8pt"/>
    </style:style>
    <style:style style:name="P14" style:family="paragraph" style:parent-style-name="Table_20_Contents">
      <style:text-properties style:font-name="Andale Mono" fo:font-size="8pt" officeooo:paragraph-rsid="000f5c5a" style:font-size-asian="8pt" style:font-size-complex="8pt"/>
    </style:style>
    <style:style style:name="P15" style:family="paragraph" style:parent-style-name="Table_20_Contents">
      <style:text-properties style:font-name="Andale Mono" fo:font-size="8pt" officeooo:rsid="001073ea" officeooo:paragraph-rsid="001073ea" style:font-size-asian="8pt" style:font-size-complex="8pt"/>
    </style:style>
    <style:style style:name="P16" style:family="paragraph" style:parent-style-name="Table_20_Contents">
      <style:text-properties style:font-name="Andale Mono" fo:font-size="8pt" officeooo:rsid="0012678c" officeooo:paragraph-rsid="0012678c" style:font-size-asian="8pt" style:font-size-complex="8pt"/>
    </style:style>
    <style:style style:name="P17" style:family="paragraph" style:parent-style-name="Table_20_Contents">
      <style:text-properties style:font-name="Andale Mono" fo:font-size="8pt" fo:font-weight="bold" officeooo:rsid="000ba4f6" officeooo:paragraph-rsid="000ba4f6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ndale Mono" fo:font-size="8pt" fo:font-weight="bold" officeooo:rsid="000ba4f6" officeooo:paragraph-rsid="000f5c5a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color="#0000ff" style:font-name="Andale Mono" fo:font-size="8pt" style:font-size-asian="8pt" style:font-size-complex="8pt"/>
    </style:style>
    <style:style style:name="P20" style:family="paragraph" style:parent-style-name="Table_20_Contents">
      <style:text-properties fo:color="#0000ff" style:font-name="Andale Mono" fo:font-size="8pt" officeooo:rsid="000df2c6" officeooo:paragraph-rsid="000df2c6" style:font-size-asian="8pt" style:font-size-complex="8pt"/>
    </style:style>
    <style:style style:name="P21" style:family="paragraph" style:parent-style-name="Table_20_Contents">
      <style:text-properties fo:color="#0000ff" style:font-name="Andale Mono" fo:font-size="8pt" officeooo:rsid="000f283c" officeooo:paragraph-rsid="000f283c" style:font-size-asian="8pt" style:font-size-complex="8pt"/>
    </style:style>
    <style:style style:name="P22" style:family="paragraph" style:parent-style-name="Table_20_Contents">
      <style:text-properties fo:color="#0000ff" style:font-name="Andale Mono" fo:font-size="8pt" officeooo:rsid="000f283c" officeooo:paragraph-rsid="000f5c5a" style:font-size-asian="8pt" style:font-size-complex="8pt"/>
    </style:style>
    <style:style style:name="P23" style:family="paragraph" style:parent-style-name="Table_20_Contents">
      <style:text-properties fo:color="#0000ff" style:font-name="Andale Mono" fo:font-size="8pt" officeooo:paragraph-rsid="000f5c5a" style:font-size-asian="8pt" style:font-size-complex="8pt"/>
    </style:style>
    <style:style style:name="P24" style:family="paragraph" style:parent-style-name="Table_20_Contents">
      <style:text-properties fo:color="#0000ff" style:font-name="Andale Mono" fo:font-size="8pt" officeooo:rsid="000ba4f6" officeooo:paragraph-rsid="000f5c5a" style:font-size-asian="8pt" style:font-size-complex="8pt"/>
    </style:style>
    <style:style style:name="P25" style:family="paragraph" style:parent-style-name="Table_20_Contents">
      <style:text-properties fo:color="#0000ff" style:font-name="Andale Mono" fo:font-size="8pt" officeooo:rsid="000ba4f6" officeooo:paragraph-rsid="000ba4f6" style:font-size-asian="8pt" style:font-size-complex="8pt"/>
    </style:style>
    <style:style style:name="P26" style:family="paragraph" style:parent-style-name="Table_20_Contents">
      <style:text-properties fo:color="#0000ff" style:font-name="Andale Mono" fo:font-size="8pt" officeooo:rsid="001073ea" officeooo:paragraph-rsid="001073ea" style:font-size-asian="8pt" style:font-size-complex="8pt"/>
    </style:style>
    <style:style style:name="P27" style:family="paragraph" style:parent-style-name="Table_20_Contents">
      <style:text-properties fo:color="#111111" style:font-name="Andale Mono" fo:font-size="8pt" officeooo:paragraph-rsid="000f5c5a" style:font-size-asian="8pt" style:font-size-complex="8pt"/>
    </style:style>
    <style:style style:name="P28" style:family="paragraph" style:parent-style-name="Table_20_Contents">
      <style:text-properties fo:color="#111111" style:font-name="Andale Mono" fo:font-size="8pt" officeooo:rsid="000df2c6" officeooo:paragraph-rsid="000f5c5a" style:font-size-asian="8pt" style:font-size-complex="8pt"/>
    </style:style>
    <style:style style:name="P29" style:family="paragraph" style:parent-style-name="Table_20_Contents">
      <style:text-properties fo:color="#111111" style:font-name="Andale Mono" fo:font-size="8pt" officeooo:rsid="001073ea" officeooo:paragraph-rsid="001073ea" style:font-size-asian="8pt" style:font-size-complex="8pt"/>
    </style:style>
    <style:style style:name="P30" style:family="paragraph" style:parent-style-name="Table_20_Contents">
      <style:text-properties fo:color="#ff3333" style:font-name="Andale Mono" fo:font-size="8pt" officeooo:rsid="000f283c" officeooo:paragraph-rsid="000f5c5a" style:font-size-asian="8pt" style:font-size-complex="8pt"/>
    </style:style>
    <style:style style:name="T1" style:family="text">
      <style:text-properties officeooo:rsid="000ba4f6"/>
    </style:style>
    <style:style style:name="T2" style:family="text">
      <style:text-properties officeooo:rsid="000bc51e"/>
    </style:style>
    <style:style style:name="T3" style:family="text">
      <style:text-properties officeooo:rsid="000df2c6"/>
    </style:style>
    <style:style style:name="T4" style:family="text">
      <style:text-properties officeooo:rsid="000f283c"/>
    </style:style>
    <style:style style:name="T5" style:family="text">
      <style:text-properties officeooo:rsid="00126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umWritersWaiting = 1, buffer[0] = a, buffer[1] = b, oldBuffer = b, <text:span text:style-name="T2">#7519bc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Reader Thread</text:p>
          </table:table-cell>
          <table:table-cell table:style-name="Table1.B1" office:value-type="string">
            <text:p text:style-name="P17">Writer Thread</text:p>
          </table:table-cell>
        </table:table-row>
        <table:table-row>
          <table:table-cell table:style-name="Table1.A2" office:value-type="string">
            <text:p text:style-name="P5">Loop {</text:p>
          </table:table-cell>
          <table:table-cell table:style-name="Table1.B2" office:value-type="string">
            <text:p text:style-name="P5">Loop {</text:p>
          </table:table-cell>
        </table:table-row>
        <table:table-row>
          <table:table-cell table:style-name="Table1.A2" office:value-type="string">
            <text:p text:style-name="P19">“<text:span text:style-name="T1">reading into buffer[0]” //=a</text:span></text:p>
          </table:table-cell>
          <table:table-cell table:style-name="Table1.B2" office:value-type="string">
            <text:p text:style-name="P25">Lock mutex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NumWritersWaiting++ //=2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Signal swappabl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hile buffer[1] == oldBuffer //oldBuffer = b, <text:span text:style-name="T2">true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7">Wait writable //mutex unlocked</text:p>
          </table:table-cell>
        </table:table-row>
        <table:table-row>
          <table:table-cell table:style-name="Table1.A2" office:value-type="string">
            <text:p text:style-name="P9">Lock mutex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While numWritersWaiting &lt; 1 //fals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Swap(buffer[0],buffer[1]) //=b,a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NumWritersWaiting = 0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Unlock mutex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Broadcast writabl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9">“<text:span text:style-name="T3">reading into buffer[0]” //=b</text:span></text:p>
          </table:table-cell>
          <table:table-cell table:style-name="Table1.B2" office:value-type="string">
            <text:p text:style-name="P20">Lock mutex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9">While buffer[1] == oldBuffer //a =/= b, fals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9">OldBuffer = buffer[1] //=a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9">Unlock mutex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“<text:span text:style-name="T3">writing from buffer[1]” //=a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21">Lock mutex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NumWritersWaiting++ //=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Signal swappabl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While buffer[1] == oldBuffer //a=a, tru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Wait writable //mutex unlocked</text:p>
          </table:table-cell>
        </table:table-row>
        <table:table-row>
          <table:table-cell table:style-name="Table1.A2" office:value-type="string">
            <text:p text:style-name="P12">Lock mutex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While numWritersWaiting &lt; 1 //fals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Swap(buffer[0],buffer[1]) //=<text:span text:style-name="T4">a,b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NumWritersWaiting = 0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Unlock mutex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Broadcast writabl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9">“<text:span text:style-name="T4">reading into buffer[0]” //=a</text:span></text:p>
          </table:table-cell>
          <table:table-cell table:style-name="Table1.B2" office:value-type="string">
            <text:p text:style-name="P21">Lock mutex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While buffer[1] == oldBuffer //b=/=a, fals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OldBuffer = buffer[1] //=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Unlock mutex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2">Writing from buffer[1] //=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NumWritersWaiting = 1, buffer[0] = a, buffer[1] = b, oldBuffer = b, <text:span text:style-name="T2">#7519bc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8">Reader Thread</text:p>
          </table:table-cell>
          <table:table-cell table:style-name="Table2.B1" office:value-type="string">
            <text:p text:style-name="P18">Writer Thread</text:p>
          </table:table-cell>
        </table:table-row>
        <table:table-row>
          <table:table-cell table:style-name="Table2.A2" office:value-type="string">
            <text:p text:style-name="P6">Loop {</text:p>
          </table:table-cell>
          <table:table-cell table:style-name="Table2.B2" office:value-type="string">
            <text:p text:style-name="P6">Loop {</text:p>
          </table:table-cell>
        </table:table-row>
        <table:table-row>
          <table:table-cell table:style-name="Table2.A2" office:value-type="string">
            <text:p text:style-name="P27">“<text:span text:style-name="T1">reading into buffer[0]” //=a</text:span>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6">Lock mutex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5">While numWritersWaiting &lt; 1 //false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5">swapBuffers(buffer[0],buffer[1]) //=b,a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5">NumWritersWaiting = 0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5">Unlock mutex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26">broadcast writable</text:p>
          </table:table-cell>
          <table:table-cell table:style-name="Table2.B2" office:value-type="string">
            <text:p text:style-name="P26">Lock mutex</text:p>
          </table:table-cell>
        </table:table-row>
        <table:table-row>
          <table:table-cell table:style-name="Table2.A2" office:value-type="string">
            <text:p text:style-name="P15">“reading into buffer[0]” //=b</text:p>
          </table:table-cell>
          <table:table-cell table:style-name="Table2.B2" office:value-type="string">
            <text:p text:style-name="P15">NumWritersWaiting++ //=1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5">Signal swappable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5">While buffer[1] == oldBuffer //a=/=b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5">OldBuffer = buffer[1] //=a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9">Unlock mutex</text:p>
          </table:table-cell>
        </table:table-row>
        <table:table-row>
          <table:table-cell table:style-name="Table2.A2" office:value-type="string">
            <text:p text:style-name="P15">Lock mutex</text:p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5">While numWritersWaiting &lt; 1 //false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5">swapBuffers(buffer[0],buffer[1]) //=a,b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6">NumWritersWaiting = 0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6">Unlock mutex</text:p>
          </table:table-cell>
          <table:table-cell table:style-name="Table2.B2" office:value-type="string">
            <text:p text:style-name="P30">“<text:span text:style-name="T5">writing from buffer[1]” //=b !!! a should be first to write</text:span></text:p>
          </table:table-cell>
        </table:table-row>
        <table:table-row>
          <table:table-cell table:style-name="Table2.A2" office:value-type="string">
            <text:p text:style-name="P16">Broadcast writable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0:49:57.979470390</meta:creation-date>
    <dc:date>2018-11-18T11:45:47.265929916</dc:date>
    <meta:editing-duration>PT13M36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66" meta:word-count="226" meta:character-count="1571" meta:non-whitespace-character-count="1411"/>
  </office:meta>
</office:document-meta>
</file>